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Lohit Devanagari3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979cm"/>
      <style:paragraph-properties style:writing-mode="lr-tb"/>
    </style:style>
    <style:style style:name="gr2" style:family="graphic" style:parent-style-name="standard">
      <style:graphic-properties draw:stroke="none" draw:fill="none" fo:min-height="3.8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a6a6" draw:auto-grow-height="true" draw:auto-grow-width="false" fo:max-height="0cm" fo:min-height="0.51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a6a6" draw:auto-grow-height="true" draw:auto-grow-width="false" fo:max-height="0cm" fo:min-height="1.025cm"/>
      <style:paragraph-properties style:writing-mode="lr-tb"/>
    </style:style>
    <style:style style:name="gr12" style:family="graphic" style:parent-style-name="standard">
      <style:graphic-properties draw:stroke="none" draw:fill="none" fo:min-height="0.514cm"/>
      <style:paragraph-properties style:writing-mode="lr-tb"/>
    </style:style>
    <style:style style:name="gr13" style:family="graphic" style:parent-style-name="standard">
      <style:graphic-properties draw:stroke="none" draw:fill="none" draw:fill-color="#729fcf" fo:min-height="10.647cm"/>
      <style:paragraph-properties style:writing-mode="lr-tb"/>
    </style:style>
    <style:style style:name="gr1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  <style:paragraph-properties style:writing-mode="lr-tb"/>
    </style:style>
    <style:style style:name="gr18" style:family="graphic" style:parent-style-name="standard">
      <style:graphic-properties draw:stroke="none" draw:fill="none" fo:min-height="31.73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9.7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cm" fo:min-width="4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6.415cm" fo:min-width="25.855cm"/>
      <style:paragraph-properties style:writing-mode="lr-tb"/>
    </style:style>
    <style:style style:name="gr23" style:family="graphic" style:parent-style-name="standard">
      <style:graphic-properties draw:fill-color="#ff8000" draw:textarea-horizontal-align="justify" draw:textarea-vertical-align="middle" draw:auto-grow-height="false" fo:min-height="1.5cm" fo:min-width="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25" style:family="graphic" style:parent-style-name="standard">
      <style:graphic-properties draw:stroke="none" draw:fill="none" fo:min-height="0.79cm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35.067cm"/>
      <style:paragraph-properties style:writing-mode="lr-tb"/>
    </style:style>
    <style:style style:name="gr27" style:family="graphic" style:parent-style-name="standard">
      <style:graphic-properties draw:stroke="none" draw:fill="none" fo:min-height="8.933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21pt" style:font-size-asian="21pt" style:font-size-complex="21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a6a6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 draw:fill-color="#729fcf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weight="bold"/>
    </style:style>
    <style:style style:name="P12" style:family="paragraph">
      <style:paragraph-properties fo:margin-top="0cm" fo:margin-bottom="0cm"/>
    </style:style>
    <style:style style:name="P13" style:family="paragraph">
      <style:text-properties style:font-weight-complex="bold"/>
    </style:style>
    <style:style style:name="P14" style:family="paragraph">
      <loext:graphic-properties draw:fill="none"/>
      <style:paragraph-properties fo:margin-top="0cm" fo:margin-bottom="0cm" style:writing-mode="lr-tb"/>
      <style:text-properties fo:font-size="10pt" style:font-size-asian="10pt" style:font-size-complex="10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f8000"/>
      <style:paragraph-properties fo:text-align="center" style:writing-mode="lr-tb"/>
    </style:style>
    <style:style style:name="P17" style:family="paragraph">
      <style:paragraph-properties fo:margin-top="0cm" fo:margin-bottom="0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1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 style:font-style-complex="italic" style:font-weight-complex="bold"/>
    </style:style>
    <style:style style:name="T7" style:family="text">
      <style:text-properties fo:font-size="10pt" style:font-size-asian="10pt" style:font-size-complex="10pt" style:font-weight-complex="bold"/>
    </style:style>
    <style:style style:name="T8" style:family="text">
      <style:text-properties fo:font-size="10pt" style:font-size-asian="10pt" style:font-size-complex="10pt" style:font-style-complex="italic" style:font-weight-complex="bold"/>
    </style:style>
    <style:style style:name="T9" style:family="text">
      <style:text-properties style:text-position="super 58%" fo:font-size="10pt" style:font-size-asian="10pt" style:font-size-complex="10pt" style:font-style-complex="italic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1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fo:font-weight="normal" style:letter-kerning="true" style:font-name-asian="Noto Sans CJK SC1" style:font-size-asian="10pt" style:font-style-asian="normal" style:font-weight-asian="normal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weight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fo:font-weight="normal" style:letter-kerning="true" style:font-name-asian="Noto Sans CJK SC1" style:font-size-asian="14pt" style:font-style-asian="normal" style:font-weight-asian="normal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style:font-name-asian="Noto Sans CJK SC1" style:font-size-asian="14pt" style:font-style-asian="normal" style:font-weight-asian="normal" style:font-name-complex="Lohit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1" style:font-size-asian="14pt" style:font-style-asian="normal" style:font-weight-asian="normal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style:font-name-asian="Noto Sans CJK SC1" style:font-size-asian="14pt" style:font-style-asian="normal" style:font-weight-asian="normal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1" style:font-size-asian="10pt" style:font-style-asian="normal" style:font-weight-asian="normal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Noto Sans CJK SC1" style:font-size-asian="20pt" style:font-style-asian="normal" style:font-weight-asian="normal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1" style:font-size-asian="10.5pt" style:font-style-asian="normal" style:font-weight-asian="normal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line-through-style="none" style:text-line-through-type="non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929cm" svg:height="5.229cm" svg:x="1cm" svg:y="1.521cm">
          <draw:text-box>
            <text:p>Speed dating : Tinder</text:p>
            <text:p/>
            <text:p>What makes people like each other ?</text:p>
            <text:p/>
            <text:p>21 waves between 2002 and 2004</text:p>
            <text:p/>
            <text:p>551 id + 1 I removed</text:p>
          </draw:text-box>
        </draw:frame>
        <draw:frame draw:style-name="gr2" draw:text-style-name="P2" draw:layer="layout" svg:width="16.343cm" svg:height="4.139cm" svg:x="1.157cm" svg:y="8cm">
          <draw:text-box>
            <text:p><text:span text:style-name="T1">Data Exploration Ideas :* </text:span></text:p>
            <text:p><text:span text:style-name="T1">What are the least desirable attributes in a male partner? </text:span><text:span text:style-name="T1">Does this differ for female partners?* </text:span></text:p>
            <text:p><text:span text:style-name="T1">How important do people think attractiveness is in </text:span><text:span text:style-name="T1">potential mate selection vs. its real impact?* </text:span></text:p>
            <text:p><text:span text:style-name="T1">Are shared interests more important than a shared racial </text:span><text:span text:style-name="T1">background?* </text:span></text:p>
            <text:p><text:span text:style-name="T1">Can people accurately predict their own perceived value </text:span><text:span text:style-name="T1">in the dating market?* </text:span></text:p>
            <text:p><text:span text:style-name="T1">In terms of getting a second date, is it better to be </text:span><text:span text:style-name="T1">someone's first speed date of the night or their last?</text:span></text:p>
          </draw:text-box>
        </draw:frame>
        <draw:frame draw:style-name="gr3" draw:text-style-name="P3" draw:layer="layout" svg:width="3.11cm" svg:height="0.962cm" svg:x="8.699cm" svg:y="12.788cm">
          <draw:text-box>
            <text:p>KANBAN</text:p>
          </draw:text-box>
        </draw:frame>
        <draw:frame draw:style-name="gr4" draw:text-style-name="P3" draw:layer="layout" svg:width="2.013cm" svg:height="0.962cm" svg:x="0.987cm" svg:y="14cm">
          <draw:text-box>
            <text:p>Done</text:p>
          </draw:text-box>
        </draw:frame>
        <draw:frame draw:style-name="gr5" draw:text-style-name="P3" draw:layer="layout" svg:width="3.004cm" svg:height="0.962cm" svg:x="8.746cm" svg:y="14.038cm">
          <draw:text-box>
            <text:p>En cours</text:p>
          </draw:text-box>
        </draw:frame>
        <draw:frame draw:style-name="gr6" draw:text-style-name="P3" draw:layer="layout" svg:width="2.051cm" svg:height="0.962cm" svg:x="17cm" svg:y="14.038cm">
          <draw:text-box>
            <text:p>To do</text:p>
          </draw:text-box>
        </draw:frame>
        <draw:frame draw:style-name="gr7" draw:text-style-name="P4" draw:layer="layout" svg:width="11cm" svg:height="1.275cm" svg:x="0.5cm" svg:y="17.725cm">
          <draw:text-box>
            <text:p><text:span text:style-name="T2">Check the datas</text:span><text:span text:style-name="T3">et. Identify architecture, columns </text:span></text:p>
          </draw:text-box>
        </draw:frame>
        <draw:frame draw:style-name="gr8" draw:text-style-name="P5" draw:layer="layout" svg:width="11cm" svg:height="0.763cm" svg:x="10.25cm" svg:y="18.987cm">
          <draw:text-box>
            <text:p><text:span text:style-name="T3">2. Dataset encoding, missing values...</text:span></text:p>
          </draw:text-box>
        </draw:frame>
        <draw:frame draw:style-name="gr7" draw:text-style-name="P4" draw:layer="layout" svg:width="11cm" svg:height="1.275cm" svg:x="0.25cm" svg:y="23.475cm">
          <draw:text-box>
            <text:p><text:span text:style-name="T3">Q1 : Nombre rencontres par personne, nombre </text:span><text:span text:style-name="T3">de paritcipants</text:span></text:p>
          </draw:text-box>
        </draw:frame>
        <draw:line draw:style-name="gr9" draw:text-style-name="P6" draw:layer="layout" svg:x1="1cm" svg:y1="15.35cm" svg:x2="20cm" svg:y2="15.35cm">
          <text:p/>
        </draw:line>
        <draw:frame draw:style-name="gr7" draw:text-style-name="P4" draw:layer="layout" svg:width="11cm" svg:height="1.275cm" svg:x="0.25cm" svg:y="25.225cm">
          <draw:text-box>
            <text:p><text:span text:style-name="T3">Q2 : La proportion de match ne dépend pas du </text:span><text:span text:style-name="T3">nombre de rencontre. Elle est majoriataire à 0 %</text:span></text:p>
          </draw:text-box>
        </draw:frame>
        <draw:frame draw:style-name="gr10" draw:text-style-name="P4" draw:layer="layout" svg:width="11cm" svg:height="0.763cm" svg:x="0.25cm" svg:y="22.487cm">
          <draw:text-box>
            <text:p><text:span text:style-name="T3">STAT DESCRIPTIVES</text:span></text:p>
          </draw:text-box>
        </draw:frame>
        <draw:frame draw:style-name="gr8" draw:text-style-name="P5" draw:layer="layout" svg:width="11cm" svg:height="0.763cm" svg:x="15.5cm" svg:y="20.75cm">
          <draw:text-box>
            <text:p><text:span text:style-name="T3">2. Faire des sous-sets par participants</text:span></text:p>
          </draw:text-box>
        </draw:frame>
        <draw:frame draw:style-name="gr8" draw:text-style-name="P5" draw:layer="layout" svg:width="11cm" svg:height="0.763cm" svg:x="16cm" svg:y="24.237cm">
          <draw:text-box>
            <text:p><text:span text:style-name="T3">2. Faire la conversion dec₀ et match</text:span></text:p>
          </draw:text-box>
        </draw:frame>
        <draw:frame draw:style-name="gr11" draw:text-style-name="P5" draw:layer="layout" svg:width="11cm" svg:height="1.275cm" svg:x="0.5cm" svg:y="16.25cm">
          <draw:text-box>
            <text:p><text:span text:style-name="T3">Faire le tableau dtype and dvalue 10 columns/10 </text:span><text:span text:style-name="T3">columns</text:span></text:p>
          </draw:text-box>
        </draw:frame>
        <draw:frame draw:style-name="gr10" draw:text-style-name="P4" draw:layer="layout" svg:width="11cm" svg:height="0.763cm" svg:x="0.5cm" svg:y="15.487cm">
          <draw:text-box>
            <text:p><text:span text:style-name="T3">CLEANING</text:span></text:p>
          </draw:text-box>
        </draw:frame>
        <draw:frame draw:style-name="gr8" draw:text-style-name="P5" draw:layer="layout" svg:width="11cm" svg:height="1.275cm" svg:x="10.25cm" svg:y="20cm">
          <draw:text-box>
            <text:p><text:span text:style-name="T3">2.Encode attributs par valeurs à 100 points pour </text:span><text:span text:style-name="T3">tout.</text:span></text:p>
          </draw:text-box>
        </draw:frame>
        <draw:frame draw:style-name="gr8" draw:text-style-name="P5" draw:layer="layout" svg:width="11cm" svg:height="0.763cm" svg:x="15.5cm" svg:y="21.987cm">
          <draw:text-box>
            <text:p><text:span text:style-name="T3">2. Faire des sous-sets par gender</text:span></text:p>
          </draw:text-box>
        </draw:frame>
        <draw:frame draw:style-name="gr12" draw:text-style-name="P8" draw:layer="layout" svg:width="3.347cm" svg:height="3.323cm" svg:x="15cm" svg:y="15.725cm">
          <draw:text-box>
            <text:p text:style-name="P7"><text:span text:style-name="T4">Identify </text:span><text:span text:style-name="T3">Questions :</text:span></text:p>
            <text:p text:style-name="P7"><text:span text:style-name="T3">WHAT MAKES A MATCH WORK.</text:span></text:p>
          </draw:text-box>
        </draw:frame>
      </draw:page>
      <draw:page draw:name="page2" draw:style-name="dp1" draw:master-page-name="Standard">
        <draw:frame draw:style-name="gr13" draw:text-style-name="P10" draw:layer="layout" svg:width="14.883cm" svg:height="10.897cm" svg:x="1.367cm" svg:y="1.103cm">
          <draw:text-box>
            <text:p text:style-name="P9"><text:span text:style-name="T5">List of object columns: ['field', 'undergra', 'mn_sat', 'tuition', </text:span><text:span text:style-name="T5">'from', 'zipcode', 'income', 'career']</text:span></text:p>
            <text:p text:style-name="P9"><text:span text:style-name="T5"/></text:p>
            <text:p text:style-name="P9"><text:span text:style-name="T5">Field = ok, encoded with field_cd</text:span></text:p>
            <text:p><text:span text:style-name="T6">undergra': </text:span><text:span text:style-name="T7"><text:s/>ok.</text:span><text:span text:style-name="T7"><text:tab/></text:span><text:span text:style-name="T7">school attended for undergraduate degree. </text:span><text:span text:style-name="T7">‘Missing values = no school.’</text:span></text:p>
            <text:p><text:span text:style-name="T7"/></text:p>
            <text:p><text:span text:style-name="T6">mn_sat: </text:span><text:span text:style-name="T8"><text:tab/></text:span><text:span text:style-name="T8">Median SAT score for the undergraduate </text:span><text:span text:style-name="T8">institution where attended. <text:s/></text:span><text:span text:style-name="T8"><text:tab/></text:span><text:span text:style-name="T8"><text:tab/></text:span><text:span text:style-name="T8"><text:tab/></text:span><text:span text:style-name="T8">Taken from </text:span><text:span text:style-name="T8">Barron’s 25</text:span><text:span text:style-name="T9">th</text:span><text:span text:style-name="T8"> Edition college profile book. <text:s/>Proxy for </text:span><text:span text:style-name="T8"><text:tab/></text:span><text:span text:style-name="T8"><text:tab/></text:span><text:span text:style-name="T8"><text:tab/></text:span><text:span text:style-name="T8"><text:tab/></text:span><text:span text:style-name="T8">intelligence.</text:span></text:p>
            <text:p><text:span text:style-name="T8">→ </text:span><text:span text:style-name="T8">it is a score. Should be float or integers, but too much NaN</text:span></text:p>
            <text:p><text:span text:style-name="T7"/></text:p>
            <text:p><text:span text:style-name="T10">tuition: </text:span><text:span text:style-name="T11"><text:tab/></text:span><text:span text:style-name="T11">Tuition listed for each response to </text:span><text:span text:style-name="T10">undergrad</text:span><text:span text:style-name="T12"> in </text:span><text:span text:style-name="T12">Barron’s 25</text:span><text:span text:style-name="T13">th</text:span><text:span text:style-name="T14"> Edition </text:span><text:span text:style-name="T14"><text:tab/></text:span><text:span text:style-name="T14"><text:tab/></text:span><text:span text:style-name="T14"><text:tab/></text:span><text:span text:style-name="T14">college profile book.</text:span></text:p>
            <text:p text:style-name="P7"><text:span text:style-name="T14">→ </text:span><text:span text:style-name="T14">it is a score. Should be float or integers, but too much NaN</text:span></text:p>
            <text:p><text:span text:style-name="T14"/></text:p>
            <text:p><text:span text:style-name="T14">'from' = ok, but </text:span></text:p>
            <text:p><text:span text:style-name="T14">df.groupby('from')['from'].nunique().index # mix of countries and </text:span><text:span text:style-name="T14">departments, 269 locations</text:span></text:p>
            <text:p><text:span text:style-name="T14"/></text:p>
            <text:p><text:span text:style-name="T14">'zipcode' = ‘71,003’ means 71003. Should be an integer without </text:span><text:span text:style-name="T14">‘,’ , but since it is a category, <text:s/>don’t care.</text:span></text:p>
            <text:p><text:span text:style-name="T14"/></text:p>
            <text:p><text:span text:style-name="T14">'income' =’ 69,487.00’ but should be integer. It is in dollar </text:span><text:span text:style-name="T14">according to postal code...</text:span></text:p>
            <text:p><text:span text:style-name="T14"/></text:p>
            <text:p><text:span text:style-name="T14">'career'</text:span><text:span text:style-name="T7"> = ok. Encoded in career_c but some mistakes.</text:span></text:p>
            <text:p><text:span text:style-name="T7"/></text:p>
          </draw:text-box>
        </draw:frame>
        <draw:line draw:style-name="gr14" draw:text-style-name="P6" draw:layer="layout" svg:x1="19.75cm" svg:y1="4.75cm" svg:x2="15.25cm" svg:y2="4.75cm">
          <text:p/>
        </draw:line>
        <draw:line draw:style-name="gr15" draw:text-style-name="P6" draw:layer="layout" svg:x1="19.75cm" svg:y1="6.25cm" svg:x2="15.25cm" svg:y2="6.25cm">
          <text:p/>
        </draw:line>
        <draw:line draw:style-name="gr15" draw:text-style-name="P6" draw:layer="layout" svg:x1="19.75cm" svg:y1="9.75cm" svg:x2="15.25cm" svg:y2="9.75cm">
          <text:p/>
        </draw:line>
        <draw:line draw:style-name="gr15" draw:text-style-name="P6" draw:layer="layout" svg:x1="19.75cm" svg:y1="8.25cm" svg:x2="15.25cm" svg:y2="8.25cm">
          <text:p/>
        </draw:line>
        <draw:frame draw:style-name="gr16" draw:text-style-name="P11" draw:layer="layout" svg:width="3.076cm" svg:height="0.962cm" svg:x="1cm" svg:y="0cm">
          <draw:text-box>
            <text:p><text:span text:style-name="T15">OBJECT</text:span></text:p>
          </draw:text-box>
        </draw:frame>
        <draw:frame draw:style-name="gr17" draw:text-style-name="P11" draw:layer="layout" svg:width="3.186cm" svg:height="0.962cm" svg:x="-2.936cm" svg:y="11.538cm">
          <draw:text-box>
            <text:p><text:span text:style-name="T15">MISSING</text:span></text:p>
          </draw:text-box>
        </draw:frame>
        <draw:frame draw:style-name="gr18" draw:text-style-name="P14" draw:layer="layout" svg:width="28.455cm" svg:height="37.895cm" svg:x="0.25cm" svg:y="12cm">
          <draw:text-box>
            <text:p text:style-name="P12"><text:span text:style-name="T5">OK :</text:span></text:p>
            <text:p text:style-name="P12"><text:span text:style-name="T5">'id' subject number in wave, _ last was nan. → same value as </text:span><text:span text:style-name="T5">the line before since same participant. + Conversion in integer.</text:span></text:p>
            <text:p text:style-name="P12"><text:span text:style-name="T5">pid = pb with 118 which doesn’t exist and has been counted </text:span><text:span text:style-name="T5">with NaN . I removed the lines, anyway he is not in the iid </text:span><text:span text:style-name="T5">anyway.</text:span></text:p>
            <text:p text:style-name="P12"><text:span text:style-name="T5"/></text:p>
            <text:p text:style-name="P12"><text:span text:style-name="T16">Characteristics :</text:span></text:p>
            <text:p text:style-name="P7"><text:span text:style-name="T17">iid:</text:span><text:span text:style-name="T18"> </text:span><text:span text:style-name="T18"><text:tab/></text:span><text:span text:style-name="T18">unique subject number, group(wave </text:span><text:span text:style-name="T18">id gender)</text:span></text:p>
            <text:p text:style-name="P7"><text:span text:style-name="T19">id</text:span><text:span text:style-name="T18">: <text:s/></text:span><text:span text:style-name="T18"><text:tab/></text:span><text:span text:style-name="T18">subject number within wave</text:span></text:p>
            <text:p text:style-name="P7"><text:span text:style-name="T19">gender:</text:span><text:span text:style-name="T19"><text:tab/></text:span><text:span text:style-name="T18">Female=0, </text:span><text:span text:style-name="T18"><text:tab/></text:span><text:span text:style-name="T18">Male=1</text:span></text:p>
            <text:p text:style-name="P7"><text:span text:style-name="T20"/></text:p>
            <text:p text:style-name="P7"><text:span text:style-name="T20">Field, field_cd, career, career_c → codes = ok</text:span></text:p>
            <text:p text:style-name="P7"><text:span text:style-name="T17">idg:</text:span><text:span text:style-name="T18"> </text:span><text:span text:style-name="T18"><text:tab/></text:span><text:span text:style-name="T18">subject number within gender, </text:span><text:span text:style-name="T18">group(id gender)</text:span></text:p>
            <text:p text:style-name="P7"><text:span text:style-name="T18">condtn:</text:span><text:span text:style-name="T18"><text:tab/></text:span><text:span text:style-name="T18">1=limited choice, </text:span><text:span text:style-name="T18"><text:tab/></text:span><text:span text:style-name="T18">2=extensive choice</text:span></text:p>
            <text:p text:style-name="P7"><text:span text:style-name="T20">'undergra',</text:span></text:p>
            <text:p text:style-name="P7"><text:span text:style-name="T20"><text:s/></text:span><text:span text:style-name="T20">'mn_sat',</text:span></text:p>
            <text:p text:style-name="P7"><text:span text:style-name="T20"><text:s/></text:span><text:span text:style-name="T20">'tuition',</text:span></text:p>
            <text:p text:style-name="P7"><text:span text:style-name="T20">Race </text:span></text:p>
            <text:p text:style-name="P7"><text:span text:style-name="T20">'from', 'zipcode', </text:span></text:p>
            <text:p text:style-name="P7"><text:span text:style-name="T20">'income'</text:span></text:p>
            <text:p text:style-name="P7"><text:span text:style-name="T20"/></text:p>
            <text:p text:style-name="P7"><text:span text:style-name="T20">Date parameters</text:span></text:p>
            <text:p text:style-name="P7"><text:span text:style-name="T18">Wave #</text:span></text:p>
            <text:p text:style-name="P7"><text:span text:style-name="T19">positin1:</text:span><text:span text:style-name="T18"><text:tab/></text:span><text:span text:style-name="T18">station number where started </text:span></text:p>
            <text:p text:style-name="P7"><text:span text:style-name="T18"/></text:p>
            <text:p text:style-name="P7"><text:span text:style-name="T18">Round : total number of people that met in </text:span><text:span text:style-name="T18">wave</text:span></text:p>
            <text:p text:style-name="P13"><text:span text:style-name="T21">order: </text:span><text:span text:style-name="T20"><text:tab/></text:span><text:span text:style-name="T20"><text:tab/></text:span><text:span text:style-name="T20">the number of date that night when met partner</text:span></text:p>
            <text:p text:style-name="P13"><text:span text:style-name="T20"/></text:p>
            <text:p text:style-name="P7"><text:span text:style-name="T20">Behavior :</text:span></text:p>
            <text:p text:style-name="P7"><text:span text:style-name="T20">How interested are you in the following activities, on a scale of </text:span><text:span text:style-name="T20">1-10?</text:span></text:p>
            <text:p text:style-name="P7"><text:span text:style-name="T20">'sports', 'tvsports', 'exercise', 'dining', 'museums', 'art', 'hiking', </text:span><text:span text:style-name="T20">'gaming', 'clubbing', 'reading', 'tv', 'theater', 'movies', 'concerts', </text:span><text:span text:style-name="T20">'music', 'shopping', 'yoga' </text:span></text:p>
            <text:p><text:span text:style-name="T20">date' : In general, how frequently do you go on dates? 1 to 7</text:span></text:p>
            <text:p><text:span text:style-name="T20">, 'go_out', 'How often do you go out (not necessarily on dates)? </text:span><text:span text:style-name="T20">1 to 7</text:span></text:p>
            <text:p text:style-name="P7"><text:span text:style-name="T20"><text:s/></text:span><text:span text:style-name="T20">'imprace' How important is it to you (on a scale of 1-10) that a </text:span><text:span text:style-name="T20">person you date be of the same racial/ethnic background?, </text:span></text:p>
            <text:p text:style-name="P7"><text:span text:style-name="T20">'imprelig' :  How important is it to you (on a scale of 1-10) that a </text:span><text:span text:style-name="T20">person you date be of the same religious background?</text:span></text:p>
            <text:p><text:span text:style-name="T20"/></text:p>
            <text:p><text:span text:style-name="T20">Expectancy :</text:span></text:p>
            <text:p text:style-name="P7"><text:span text:style-name="T20">Goal' : What is your primary goal in participating in this </text:span><text:span text:style-name="T20">event? 1 to 6</text:span></text:p>
            <text:p><text:span text:style-name="T20"><text:s/></text:span><text:span text:style-name="T20">'exphappy', <text:s/>how happy do you expect to be with the people </text:span><text:span text:style-name="T20">you meet </text:span></text:p>
            <text:p><text:span text:style-name="T20">during the speed-dating event? 1-10 </text:span></text:p>
            <text:p><text:span text:style-name="T20">'expnum',Out of the 20 people you will meet, how many do you </text:span><text:span text:style-name="T20">expect will be interested in dating you? <text:s/>1-20 </text:span></text:p>
            <text:p><text:span text:style-name="T20">match_es : How many matches do you estimate you will get (a </text:span><text:span text:style-name="T20">match occurs when you and your partner both check “Yes” next </text:span><text:span text:style-name="T20">to decision)?: </text:span></text:p>
            <text:p text:style-name="P7"><text:span text:style-name="T22">----------------------------------------------</text:span><text:span text:style-name="T22">-----------</text:span></text:p>
            <text:p text:style-name="P7"><text:span text:style-name="T22">Specific of the pid</text:span></text:p>
            <text:p text:style-name="P7"><text:span text:style-name="T23">position: </text:span><text:span text:style-name="T22"><text:s/></text:span><text:span text:style-name="T22"><text:tab/></text:span><text:span text:style-name="T22">station number </text:span><text:span text:style-name="T22">where met partner</text:span></text:p>
            <text:p text:style-name="P7"><text:span text:style-name="T23">partner: </text:span><text:span text:style-name="T22"><text:tab/></text:span><text:span text:style-name="T22">partner’s id number the </text:span><text:span text:style-name="T22">night of event</text:span></text:p>
            <text:p text:style-name="P7"><text:span text:style-name="T23">pid: </text:span><text:span text:style-name="T22"><text:tab/></text:span><text:span text:style-name="T22"><text:tab/></text:span><text:span text:style-name="T22">partner’s iid number</text:span></text:p>
            <text:p text:style-name="P7"><text:span text:style-name="T23">match</text:span><text:span text:style-name="T23"><text:tab/></text:span><text:span text:style-name="T22"><text:tab/></text:span><text:span text:style-name="T22">1=yes, 0=no</text:span></text:p>
            <text:p text:style-name="P7"><text:span text:style-name="T23">int_corr:</text:span><text:span text:style-name="T22"><text:tab/></text:span><text:span text:style-name="T22">correlation between </text:span><text:span text:style-name="T22">participant’s and partner’s ratings </text:span><text:span text:style-name="T22">of interests in Time 1</text:span></text:p>
            <text:p text:style-name="P7"><text:span text:style-name="T23">samerace: </text:span><text:span text:style-name="T22"><text:s/></text:span><text:span text:style-name="T22"><text:tab/></text:span><text:span text:style-name="T22">participant and the </text:span><text:span text:style-name="T22">partner were the same race. 1= </text:span><text:span text:style-name="T22">yes, 0=no</text:span></text:p>
            <text:p text:style-name="P7"><text:span text:style-name="T23">age_o:</text:span><text:span text:style-name="T23"><text:tab/></text:span><text:span text:style-name="T22"><text:tab/></text:span><text:span text:style-name="T22">age of partner -q to </text:span><text:span text:style-name="T22">age</text:span></text:p>
            <text:p text:style-name="P7"><text:span text:style-name="T23">race_o:</text:span><text:span text:style-name="T23"><text:tab/></text:span><text:span text:style-name="T22"><text:tab/></text:span><text:span text:style-name="T22">race of partner – eq </text:span><text:span text:style-name="T22">to race</text:span></text:p>
            <text:p text:style-name="P7"><text:span text:style-name="T23">pf_o_att:</text:span><text:span text:style-name="T22"> </text:span><text:span text:style-name="T22"><text:tab/></text:span><text:span text:style-name="T22">partner’s stated </text:span><text:span text:style-name="T22">preference at Time 1 (attr1_1) for </text:span><text:span text:style-name="T22">all 6 attributes</text:span></text:p>
            <text:p text:style-name="P7"><text:span text:style-name="T23">dec_o: </text:span><text:span text:style-name="T23"><text:tab/></text:span><text:span text:style-name="T22"><text:tab/></text:span><text:span text:style-name="T22">decision of partner </text:span><text:span text:style-name="T22">the night of event = eq. To </text:span><text:span text:style-name="T22">match_es ?</text:span><text:span text:style-name="T20">t</text:span></text:p>
            <text:p text:style-name="P7"><text:span text:style-name="T22">Met :Have you met this person </text:span><text:span text:style-name="T22">before?1=yes, 2=no</text:span></text:p>
            <text:p text:style-name="P7"><text:span text:style-name="T22">Like : <text:s/>how much do you like this </text:span><text:span text:style-name="T22">person?</text:span></text:p>
            <text:p text:style-name="P7"><text:span text:style-name="T22">prob : How probable do you think it </text:span><text:span text:style-name="T22">is that this person will say 'yes' for </text:span><text:span text:style-name="T22">you?</text:span></text:p>
            <text:p text:style-name="P7"><text:span text:style-name="T22">Dec _equ.Dec0</text:span></text:p>
            <text:p text:style-name="P7"><text:span text:style-name="T19">order: </text:span><text:span text:style-name="T18"><text:tab/></text:span><text:span text:style-name="T18"><text:tab/></text:span><text:span text:style-name="T18">the number of date that </text:span><text:span text:style-name="T18">night when met partner</text:span></text:p>
            <text:p text:style-name="P7"><text:span text:style-name="T18">Match</text:span></text:p>
            <text:p text:style-name="P12"><text:span text:style-name="T5"/></text:p>
            <text:p text:style-name="P12"><text:span text:style-name="T5"/></text:p>
            <text:p text:style-name="P12"><text:span text:style-name="T5">, </text:span></text:p>
            <text:p text:style-name="P12"><text:span text:style-name="T5"><text:s/></text:span><text:span text:style-name="T5">'you_call' : </text:span><text:span text:style-name="T20">How many have you contacted to set up a date?</text:span></text:p>
            <text:p><text:span text:style-name="T5">, 'them_cal' : </text:span><text:span text:style-name="T20">How many have contacted you?</text:span></text:p>
            <text:p><text:span text:style-name="T5">, 'date₃' : </text:span><text:span text:style-name="T20">Have you been on a date with any of your matches? </text:span><text:span text:style-name="T5">Yes=1, No</text:span><text:span text:style-name="T20">=2</text:span><text:span text:style-name="T5">, </text:span></text:p>
            <text:p><text:span text:style-name="T5">'numdat_3', : </text:span><text:span text:style-name="T20">How many of your matches have you been on a </text:span><text:span text:style-name="T20">date with so far?</text:span></text:p>
            <text:p><text:span text:style-name="T5"><text:s/></text:span><text:span text:style-name="T5">'num_in₃' : </text:span><text:span text:style-name="T20">If yes, how many?</text:span></text:p>
            <text:p text:style-name="P12"><text:span text:style-name="T5"/></text:p>
            <text:p text:style-name="P7"><text:span text:style-name="T24">Satifaction after date</text:span></text:p>
            <text:p text:style-name="P7"><text:span text:style-name="T24">Satis_2: how satisfied were you </text:span><text:span text:style-name="T24">with the people you met? (1-10)</text:span></text:p>
            <text:p text:style-name="P7"><text:span text:style-name="T24">Length satis: 4 min per people is : </text:span><text:span text:style-name="T24">1(no enough)-2(toomuch)3 (just </text:span><text:span text:style-name="T24">right)</text:span></text:p>
            <text:p text:style-name="P7"><text:span text:style-name="T24">Numdat_2: The number of Speed </text:span><text:span text:style-name="T24">"Dates" you had was: 1(no </text:span><text:span text:style-name="T24">enough)-2(toomuch)3 (just right)</text:span><text:span text:style-name="T24"><text:tab/></text:span></text:p>
            <text:p text:style-name="P7"><text:span text:style-name="T22"/></text:p>
            <text:p text:style-name="P7"><text:span text:style-name="T25"/></text:p>
          </draw:text-box>
        </draw:frame>
        <draw:custom-shape draw:style-name="gr19" draw:text-style-name="P15" draw:layer="layout" svg:width="3cm" svg:height="1.75cm" svg:x="16.75cm" svg:y="19.75cm">
          <text:p text:style-name="P15">1</text:p>
          <text:p text:style-name="P15">Before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cm" svg:height="1.75cm" svg:x="20.5cm" svg:y="19.75cm">
          <text:p text:style-name="P15">s</text:p>
          <text:p text:style-name="P15">Middle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cm" svg:height="1.75cm" svg:x="24cm" svg:y="19.75cm">
          <text:p text:style-name="P15">2</text:p>
          <text:p text:style-name="P15">End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0.25cm" svg:height="1.5cm" svg:x="16.75cm" svg:y="17.5cm">
          <text:p text:style-name="P15">Dating time points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5.25cm" svg:height="1.75cm" svg:x="27.5cm" svg:y="19.75cm">
          <text:p text:style-name="P15">3</text:p>
          <text:p text:style-name="P15">3-4 weeks after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2" draw:text-style-name="P3" draw:layer="layout" svg:width="26.355cm" svg:height="36.665cm" svg:x="0cm" svg:y="-3.339cm">
          <draw:text-box>
            <text:p><text:span text:style-name="T26">Attr Attractive</text:span></text:p>
            <text:p text:style-name="P7"><text:span text:style-name="T26">Sinc Sincere</text:span></text:p>
            <text:p text:style-name="P7"><text:span text:style-name="T26">Int Intelligent</text:span></text:p>
            <text:p text:style-name="P7"><text:span text:style-name="T26">Fun Fun</text:span></text:p>
            <text:p text:style-name="P7"><text:span text:style-name="T26">Amb Ambitious</text:span></text:p>
            <text:p text:style-name="P7"><text:span text:style-name="T26"/></text:p>
            <text:p text:style-name="P7"><text:span text:style-name="T26">Reencoding <text:s/>fonction map + /10</text:span></text:p>
            <text:p text:style-name="P7"><text:span text:style-name="T26"/></text:p>
            <text:p><text:span text:style-name="T27">Attr1_1 :We want to know what </text:span><text:span text:style-name="T27">you look for in the opposite sex.</text:span></text:p>
            <text:p><text:span text:style-name="T23">Waves 6-9: Please rate t on a </text:span><text:span text:style-name="T23">scale of 1-10 (1=not at all </text:span><text:span text:style-name="T23">important, 10=extremely </text:span><text:span text:style-name="T23">important):</text:span></text:p>
            <text:p><text:span text:style-name="T23"><text:s/></text:span><text:span text:style-name="T28">Waves 1-5, 10-21: </text:span><text:span text:style-name="T23">You have 100 </text:span><text:span text:style-name="T23">points</text:span></text:p>
            <text:p text:style-name="P7"><text:span text:style-name="T23">&lt;=&gt;</text:span><text:span text:style-name="T29"> </text:span><text:span text:style-name="T30">'pf_o_att</text:span></text:p>
            <text:p>Attr4_1 : <text:span text:style-name="T31">what you think </text:span><text:span text:style-name="T32">MOST of </text:span><text:span text:style-name="T32">your fellow men/women look</text:span><text:span text:style-name="T22"> for </text:span><text:span text:style-name="T22">in the opposite sex.</text:span></text:p>
            <text:p><text:span text:style-name="T22">Waves 6-9: on a scale of 1-10</text:span></text:p>
            <text:p><text:span text:style-name="T22">Waves 10-21 100points to </text:span><text:span text:style-name="T22">distribtes . </text:span></text:p>
            <text:p><text:span text:style-name="T22">Waves 1-5 ????</text:span></text:p>
            <text:p>Attr2_1₁ : <text:span text:style-name="T22">What do you think the </text:span><text:span text:style-name="T22">opposite sex looks for in a date?</text:span></text:p>
            <text:p text:style-name="P7"><text:span text:style-name="T22">Waves 6-9: on a scale of 1-10</text:span></text:p>
            <text:p><text:span text:style-name="T22">Waves 1-5 and 10-21:</text:span></text:p>
            <text:p>Attr3_1: <text:span text:style-name="T22">How do you think you </text:span><text:span text:style-name="T22">measure up?</text:span></text:p>
            <text:p><text:span text:style-name="T22">All waves:1-10</text:span></text:p>
            <text:p>Attr5_1 : <text:span text:style-name="T33">how do you think others </text:span><text:span text:style-name="T33">perceive you?</text:span></text:p>
            <text:p><text:span text:style-name="T22">All waves:1-10</text:span></text:p>
            <text:p><text:span text:style-name="T34">----------------- mid-speedate</text:span></text:p>
            <text:p><text:span text:style-name="T22">attr1_s mid-speedate : What you </text:span><text:span text:style-name="T22">look in the opposite sex 1-10</text:span></text:p>
            <text:p><text:span text:style-name="T24">attr3_s: </text:span><text:span text:style-name="T22">How do you think you </text:span><text:span text:style-name="T22">measure up?</text:span></text:p>
            <text:p text:style-name="P7"><text:span text:style-name="T22">All waves:1-10</text:span></text:p>
            <text:p text:style-name="P7"><text:span text:style-name="T34">---------------- after speed-date</text:span></text:p>
            <text:p><text:span text:style-name="T24">Attr7 _2: 100 points distributed on </text:span><text:span text:style-name="T24">how much influenced the rating</text:span></text:p>
            <text:p><text:span text:style-name="T24">Attr1_2 : what you look for in the </text:span><text:span text:style-name="T24">opposite sex.</text:span></text:p>
            <text:p><text:span text:style-name="T24">Waves 1-5 and 10-21: You have </text:span><text:span text:style-name="T24">100 points </text:span></text:p>
            <text:p><text:span text:style-name="T24">Waves 6-9:1-10</text:span></text:p>
            <text:p><text:span text:style-name="T24">Attr4 _2: What do you think MOST </text:span><text:span text:style-name="T24">of your fellow men/women look for </text:span><text:span text:style-name="T24">in the opposite sex? </text:span></text:p>
            <text:p><text:span text:style-name="T24">100 points</text:span></text:p>
            <text:p><text:span text:style-name="T24">Attr2_2 : What do you think the </text:span><text:span text:style-name="T24">opposite sex looks for in a date?</text:span></text:p>
            <text:p text:style-name="P7"><text:span text:style-name="T24">100 points</text:span></text:p>
            <text:p text:style-name="P7"><text:span text:style-name="T24">Attr3₂ : How do you think you </text:span><text:span text:style-name="T24">measure up? 1-10</text:span></text:p>
            <text:p text:style-name="P7"><text:span text:style-name="T24">Attr5₂ : And finally, how do you </text:span><text:span text:style-name="T24">think others perceive you? 1-10</text:span></text:p>
            <text:p text:style-name="P7"><text:span text:style-name="T34">---------------- 3 weeks after</text:span></text:p>
            <text:p><text:span text:style-name="T24">Attr1_3 1-100</text:span></text:p>
            <text:p><text:span text:style-name="T24">Attr7_3 1-100</text:span></text:p>
            <text:p><text:span text:style-name="T24">Attr4_3 1-10</text:span></text:p>
            <text:p><text:span text:style-name="T24">Attr2₃ 1-10</text:span></text:p>
            <text:p><text:span text:style-name="T24">Attr3 ₃ 1-10</text:span></text:p>
            <text:p><text:span text:style-name="T24">attr5_3  1-10</text:span></text:p>
            <text:p><text:span text:style-name="T34">---------------------Specific to pid</text:span></text:p>
            <text:p text:style-name="P7"><text:span text:style-name="T22">Attr no number : <text:s/>What you think </text:span><text:span text:style-name="T22">of the pid (1-10)_scorecard</text:span></text:p>
            <text:p text:style-name="P7"><text:span text:style-name="T22">Values from pid :</text:span></text:p>
            <text:p><text:span text:style-name="T23">attr_o:</text:span><text:span text:style-name="T22"> rating by partner the night </text:span><text:span text:style-name="T22">of the event, for all 6 attributes _ </text:span><text:span text:style-name="T22">1-10 = no number</text:span></text:p>
            <text:p text:style-name="P7"><text:span text:style-name="T20">'pf_o_att' : partner spe pref at time Time 1 (attr1₁) → so be </text:span><text:span text:style-name="T20">carefull for the encoding as well...</text:span></text:p>
            <text:p text:style-name="P7"><text:span text:style-name="T20"/></text:p>
            <text:p>_</text:p>
          </draw:text-box>
        </draw:frame>
        <draw:custom-shape draw:style-name="gr23" draw:text-style-name="P16" draw:layer="layout" svg:width="16.5cm" svg:height="1.75cm" svg:x="20.75cm" svg:y="-3.5cm">
          <text:p text:style-name="P15">Att1</text:p>
          <text:p text:style-name="P15">What do you look in the opposite sex ?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6.5cm" svg:height="1.75cm" svg:x="20.75cm" svg:y="-1cm">
          <text:p text:style-name="P15">Att2</text:p>
          <text:p text:style-name="P15">What do you think the opposite sex is looking for in a date ?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6.5cm" svg:height="1.75cm" svg:x="20.75cm" svg:y="1.25cm">
          <text:p text:style-name="P15">Att3</text:p>
          <text:p text:style-name="P15">What do you measure up ?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6.5cm" svg:height="1.75cm" svg:x="20.75cm" svg:y="3.5cm">
          <text:p text:style-name="P15">Att4</text:p>
          <text:p text:style-name="P15">What do you think everyone is looking for ?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6.5cm" svg:height="1.75cm" svg:x="20.75cm" svg:y="5.8cm">
          <text:p text:style-name="P15">Att5</text:p>
          <text:p text:style-name="P15"><text:span text:style-name="T33">how do you think others perceive you</text:span> ?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6.5cm" svg:height="1.75cm" svg:x="20.75cm" svg:y="8cm">
          <text:p text:style-name="P15">Att7</text:p>
          <text:p text:style-name="P15"><text:span text:style-name="T24">how much idid the attribute’s importance in the rating</text:span> ?</text:p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9.25cm" svg:height="4.5cm" svg:x="7cm" svg:y="-3.5cm">
          <draw:text-box>
            <text:p>For each of them : recover the value_counts() and check the encoding then reencode between 1 and 10 or on 100</text:p>
          </draw:text-box>
        </draw:frame>
      </draw:page>
      <draw:page draw:name="page4" draw:style-name="dp1" draw:master-page-name="Standard">
        <draw:frame draw:style-name="gr25" draw:text-style-name="P19" draw:layer="layout" svg:width="20.331cm" svg:height="35.317cm" svg:x="1.169cm" svg:y="2.063cm">
          <draw:text-box>
            <text:p text:style-name="P17">Variables dupliquées/iid</text:p>
            <text:p text:style-name="P17">- Identity :</text:p>
            <text:p text:style-name="P17">iid </text:p>
            <text:p text:style-name="P17">id </text:p>
            <text:p text:style-name="P17">gender </text:p>
            <text:p text:style-name="P17">idg </text:p>
            <text:p text:style-name="P17">condtn </text:p>
            <text:p text:style-name="P18"><text:span text:style-name="T5">age</text:span></text:p>
            <text:p text:style-name="P18"><text:span text:style-name="T5">field</text:span></text:p>
            <text:p text:style-name="P18"><text:span text:style-name="T5">field_cd</text:span></text:p>
            <text:p text:style-name="P18"><text:span text:style-name="T5">undergra</text:span></text:p>
            <text:p text:style-name="P18"><text:span text:style-name="T5">mn_sat</text:span></text:p>
            <text:p text:style-name="P18"><text:span text:style-name="T5">tuition</text:span></text:p>
            <text:p text:style-name="P18"><text:span text:style-name="T5">Race</text:span></text:p>
            <text:p text:style-name="P18"><text:span text:style-name="T5">from</text:span></text:p>
            <text:p text:style-name="P18"><text:span text:style-name="T5">zipcode</text:span></text:p>
            <text:p text:style-name="P18"><text:span text:style-name="T5">income</text:span></text:p>
            <text:p text:style-name="P18"><text:span text:style-name="T5">career</text:span></text:p>
            <text:p text:style-name="P18"><text:span text:style-name="T5">career_c</text:span></text:p>
            <text:p text:style-name="P18"><text:span text:style-name="T5"/></text:p>
            <text:p text:style-name="P18"><text:span text:style-name="T5">- Behavior</text:span></text:p>
            <text:p text:style-name="P18"><text:span text:style-name="T5">date</text:span></text:p>
            <text:p text:style-name="P18"><text:span text:style-name="T5">go_out</text:span></text:p>
            <text:p text:style-name="P18"><text:span text:style-name="T5">sports</text:span></text:p>
            <text:p text:style-name="P18"><text:span text:style-name="T5">tvsports</text:span></text:p>
            <text:p text:style-name="P18"><text:span text:style-name="T5">exercise</text:span></text:p>
            <text:p text:style-name="P18"><text:span text:style-name="T5">dining</text:span></text:p>
            <text:p text:style-name="P18"><text:span text:style-name="T5">museums</text:span></text:p>
            <text:p text:style-name="P18"><text:span text:style-name="T5">art</text:span></text:p>
            <text:p text:style-name="P18"><text:span text:style-name="T5">hiking</text:span></text:p>
            <text:p text:style-name="P18"><text:span text:style-name="T5">gaming</text:span></text:p>
            <text:p text:style-name="P18"><text:span text:style-name="T5">clubbing</text:span></text:p>
            <text:p text:style-name="P18"><text:span text:style-name="T5">reading</text:span></text:p>
            <text:p text:style-name="P18"><text:span text:style-name="T5">tv</text:span></text:p>
            <text:p text:style-name="P18"><text:span text:style-name="T5">theater</text:span></text:p>
            <text:p text:style-name="P18"><text:span text:style-name="T5">movies</text:span></text:p>
            <text:p text:style-name="P18"><text:span text:style-name="T5">concerts</text:span></text:p>
            <text:p text:style-name="P18"><text:span text:style-name="T5">music</text:span></text:p>
            <text:p text:style-name="P18"><text:span text:style-name="T5">shopping</text:span></text:p>
            <text:p text:style-name="P18"><text:span text:style-name="T5">yoga</text:span></text:p>
            <text:p text:style-name="P17"/>
            <text:p text:style-name="P17">- Speeddate parameters</text:p>
            <text:p text:style-name="P17">wave </text:p>
            <text:p text:style-name="P17">round </text:p>
            <text:p text:style-name="P17">positin1</text:p>
            <text:p text:style-name="P17"/>
            <text:p text:style-name="P18"><text:span text:style-name="T5">- Expectancy</text:span></text:p>
            <text:p text:style-name="P18"><text:span text:style-name="T5">imprace</text:span></text:p>
            <text:p text:style-name="P18"><text:span text:style-name="T5">imprelig</text:span></text:p>
            <text:p text:style-name="P18"><text:span text:style-name="T5">goal</text:span></text:p>
            <text:p text:style-name="P18"><text:span text:style-name="T5">exphappy</text:span></text:p>
            <text:p text:style-name="P18"><text:span text:style-name="T5">expnum</text:span></text:p>
            <text:p text:style-name="P18"><text:span text:style-name="T5">match_es</text:span></text:p>
            <text:p text:style-name="P18"><text:span text:style-name="T5"/></text:p>
            <text:p text:style-name="P18"><text:span text:style-name="T5">attr1_1</text:span></text:p>
            <text:p text:style-name="P18"><text:span text:style-name="T5">sinc1_1</text:span></text:p>
            <text:p text:style-name="P18"><text:span text:style-name="T5">intel1_1</text:span></text:p>
            <text:p text:style-name="P18"><text:span text:style-name="T5">fun1_1</text:span></text:p>
            <text:p text:style-name="P18"><text:span text:style-name="T5">amb1_1</text:span></text:p>
            <text:p text:style-name="P18"><text:span text:style-name="T5">shar1_1</text:span></text:p>
            <text:p text:style-name="P18"><text:span text:style-name="T5">attr4_1</text:span></text:p>
            <text:p text:style-name="P18"><text:span text:style-name="T5">sinc4_1</text:span></text:p>
            <text:p text:style-name="P18"><text:span text:style-name="T5">intel4_1</text:span></text:p>
            <text:p text:style-name="P18"><text:span text:style-name="T5">fun4_1</text:span></text:p>
            <text:p text:style-name="P18"><text:span text:style-name="T5">amb4_1</text:span></text:p>
            <text:p text:style-name="P18"><text:span text:style-name="T5">shar4_1</text:span></text:p>
            <text:p text:style-name="P18"><text:span text:style-name="T5">attr2_1</text:span></text:p>
            <text:p text:style-name="P18"><text:span text:style-name="T5">sinc2_1</text:span></text:p>
            <text:p text:style-name="P18"><text:span text:style-name="T5">intel2_1</text:span></text:p>
            <text:p text:style-name="P18"><text:span text:style-name="T5">fun2_1</text:span></text:p>
            <text:p text:style-name="P18"><text:span text:style-name="T5">amb2_1</text:span></text:p>
            <text:p text:style-name="P18"><text:span text:style-name="T5">shar2_1</text:span></text:p>
            <text:p text:style-name="P18"><text:span text:style-name="T5">attr3_1</text:span></text:p>
            <text:p text:style-name="P18"><text:span text:style-name="T5">sinc3_1</text:span></text:p>
            <text:p text:style-name="P18"><text:span text:style-name="T5">fun3_1</text:span></text:p>
            <text:p text:style-name="P18"><text:span text:style-name="T5">intel3_1</text:span></text:p>
            <text:p text:style-name="P18"><text:span text:style-name="T5">amb3_1</text:span></text:p>
            <text:p text:style-name="P18"><text:span text:style-name="T5">attr5_1</text:span></text:p>
            <text:p text:style-name="P18"><text:span text:style-name="T5">sinc5_1</text:span></text:p>
            <text:p text:style-name="P18"><text:span text:style-name="T5">intel5_1</text:span></text:p>
            <text:p text:style-name="P18"><text:span text:style-name="T5">fun5_1</text:span></text:p>
            <text:p text:style-name="P18"><text:span text:style-name="T5">amb5_1</text:span></text:p>
            <text:p text:style-name="P17"><text:span text:style-name="T5"><text:s/></text:span></text:p>
            <text:p text:style-name="P17"/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</draw:text-box>
        </draw:frame>
        <draw:frame draw:style-name="gr26" draw:text-style-name="P20" draw:layer="layout" svg:width="4.56cm" svg:height="38.075cm" svg:x="5.44cm" svg:y="2.175cm">
          <draw:text-box>
            <text:p text:style-name="P7"><text:span text:style-name="T35">Variables </text:span><text:span text:style-name="T35">dupliquées/iid</text:span></text:p>
            <text:p text:style-name="P7"><text:span text:style-name="T35">MidSpeedate :</text:span></text:p>
            <text:p><text:span text:style-name="T5">attr1_s</text:span></text:p>
            <text:p><text:span text:style-name="T5">sinc1_s</text:span></text:p>
            <text:p><text:span text:style-name="T5">intel1_s</text:span></text:p>
            <text:p><text:span text:style-name="T5">fun1_s</text:span></text:p>
            <text:p><text:span text:style-name="T5">amb1_s</text:span></text:p>
            <text:p><text:span text:style-name="T5">shar1_s</text:span></text:p>
            <text:p><text:span text:style-name="T5">attr3_s</text:span></text:p>
            <text:p><text:span text:style-name="T5">sinc3_s</text:span></text:p>
            <text:p><text:span text:style-name="T5">intel3_s</text:span></text:p>
            <text:p><text:span text:style-name="T5">fun3_s</text:span></text:p>
            <text:p><text:span text:style-name="T5">amb3_s</text:span></text:p>
            <text:p><text:span text:style-name="T5"/></text:p>
            <text:p><text:span text:style-name="T5">-End speedate</text:span></text:p>
            <text:p><text:span text:style-name="T5"/></text:p>
            <text:p><text:span text:style-name="T5">satis_2</text:span></text:p>
            <text:p><text:span text:style-name="T5">length</text:span></text:p>
            <text:p><text:span text:style-name="T5">numdat_2</text:span></text:p>
            <text:p><text:span text:style-name="T5"/></text:p>
            <text:p><text:span text:style-name="T5">attr7_2</text:span></text:p>
            <text:p><text:span text:style-name="T5">sinc7_2</text:span></text:p>
            <text:p><text:span text:style-name="T5">intel7_2</text:span></text:p>
            <text:p><text:span text:style-name="T5">fun7_2</text:span></text:p>
            <text:p><text:span text:style-name="T5">amb7_2</text:span></text:p>
            <text:p><text:span text:style-name="T5">shar7_2</text:span></text:p>
            <text:p><text:span text:style-name="T5">attr1_2</text:span></text:p>
            <text:p><text:span text:style-name="T5">sinc1_2</text:span></text:p>
            <text:p><text:span text:style-name="T5">intel1_2</text:span></text:p>
            <text:p><text:span text:style-name="T5">fun1_2</text:span></text:p>
            <text:p><text:span text:style-name="T5">amb1_2</text:span></text:p>
            <text:p><text:span text:style-name="T5">shar1_2</text:span></text:p>
            <text:p><text:span text:style-name="T5">attr4_2</text:span></text:p>
            <text:p><text:span text:style-name="T5">sinc4_2</text:span></text:p>
            <text:p><text:span text:style-name="T5">intel4_2</text:span></text:p>
            <text:p><text:span text:style-name="T5">fun4_2</text:span></text:p>
            <text:p><text:span text:style-name="T5">amb4_2</text:span></text:p>
            <text:p><text:span text:style-name="T5">shar4_2</text:span></text:p>
            <text:p><text:span text:style-name="T5">attr2_2</text:span></text:p>
            <text:p><text:span text:style-name="T5">sinc2_2</text:span></text:p>
            <text:p><text:span text:style-name="T5">intel2_2</text:span></text:p>
            <text:p><text:span text:style-name="T5">fun2_2</text:span></text:p>
            <text:p><text:span text:style-name="T5">amb2_2</text:span></text:p>
            <text:p><text:span text:style-name="T5">shar2_2</text:span></text:p>
            <text:p><text:span text:style-name="T5">attr3_2</text:span></text:p>
            <text:p><text:span text:style-name="T5">sinc3_2</text:span></text:p>
            <text:p><text:span text:style-name="T5">intel3_2</text:span></text:p>
            <text:p><text:span text:style-name="T5">fun3_2</text:span></text:p>
            <text:p text:style-name="P7"><text:span text:style-name="T5">amb3_2</text:span></text:p>
            <text:p text:style-name="P7"><text:span text:style-name="T5">attr5_2</text:span></text:p>
            <text:p text:style-name="P7"><text:span text:style-name="T5">sinc5_2</text:span></text:p>
            <text:p text:style-name="P7"><text:span text:style-name="T5">intel5_2</text:span></text:p>
            <text:p text:style-name="P7"><text:span text:style-name="T5">fun5_2</text:span></text:p>
            <text:p text:style-name="P7"><text:span text:style-name="T5">amb5_2</text:span></text:p>
            <text:p text:style-name="P7"><text:span text:style-name="T5"/></text:p>
            <text:p><text:span text:style-name="T5">-3 weeks after</text:span></text:p>
            <text:p text:style-name="P7"><text:span text:style-name="T5">you_call</text:span></text:p>
            <text:p text:style-name="P7"><text:span text:style-name="T5">them_cal</text:span></text:p>
            <text:p text:style-name="P7"><text:span text:style-name="T5">date_3</text:span></text:p>
            <text:p text:style-name="P7"><text:span text:style-name="T5">numdat_3</text:span></text:p>
            <text:p text:style-name="P7"><text:span text:style-name="T5">num_in_3</text:span></text:p>
            <text:p text:style-name="P7"><text:span text:style-name="T5"/></text:p>
            <text:p text:style-name="P7"><text:span text:style-name="T5">attr1_3</text:span></text:p>
            <text:p text:style-name="P7"><text:span text:style-name="T5">sinc1_3</text:span></text:p>
            <text:p text:style-name="P7"><text:span text:style-name="T5">intel1_3</text:span></text:p>
            <text:p text:style-name="P7"><text:span text:style-name="T5">fun1_3</text:span></text:p>
            <text:p text:style-name="P7"><text:span text:style-name="T5">amb1_3</text:span></text:p>
            <text:p text:style-name="P7"><text:span text:style-name="T5">shar1_3</text:span></text:p>
            <text:p text:style-name="P7"><text:span text:style-name="T5">attr7_3</text:span></text:p>
            <text:p text:style-name="P7"><text:span text:style-name="T5">sinc7_3</text:span></text:p>
            <text:p text:style-name="P7"><text:span text:style-name="T5">intel7_3</text:span></text:p>
            <text:p text:style-name="P7"><text:span text:style-name="T5">fun7_3</text:span></text:p>
            <text:p text:style-name="P7"><text:span text:style-name="T5">amb7_3</text:span></text:p>
            <text:p text:style-name="P7"><text:span text:style-name="T5">shar7_3</text:span></text:p>
            <text:p text:style-name="P7"><text:span text:style-name="T5">attr4_3</text:span></text:p>
            <text:p text:style-name="P7"><text:span text:style-name="T5">sinc4_3</text:span></text:p>
            <text:p text:style-name="P7"><text:span text:style-name="T5">intel4_3</text:span></text:p>
            <text:p text:style-name="P7"><text:span text:style-name="T5">fun4_3</text:span></text:p>
            <text:p text:style-name="P7"><text:span text:style-name="T5">amb4_3</text:span></text:p>
            <text:p text:style-name="P7"><text:span text:style-name="T5">shar4_3</text:span></text:p>
            <text:p text:style-name="P7"><text:span text:style-name="T5">attr2_3</text:span></text:p>
            <text:p text:style-name="P7"><text:span text:style-name="T5">sinc2_3</text:span></text:p>
            <text:p text:style-name="P7"><text:span text:style-name="T5">intel2_3</text:span></text:p>
            <text:p text:style-name="P7"><text:span text:style-name="T5">fun2_3</text:span></text:p>
            <text:p text:style-name="P7"><text:span text:style-name="T5">amb2_3</text:span></text:p>
            <text:p text:style-name="P7"><text:span text:style-name="T5">shar2_3</text:span></text:p>
            <text:p text:style-name="P7"><text:span text:style-name="T5">attr3_3</text:span></text:p>
            <text:p text:style-name="P7"><text:span text:style-name="T5">sinc3_3</text:span></text:p>
            <text:p text:style-name="P7"><text:span text:style-name="T5">intel3_3</text:span></text:p>
            <text:p text:style-name="P7"><text:span text:style-name="T5">fun3_3</text:span></text:p>
            <text:p text:style-name="P7"><text:span text:style-name="T5">amb3_3</text:span></text:p>
            <text:p text:style-name="P7"><text:span text:style-name="T5">attr5_3</text:span></text:p>
            <text:p text:style-name="P7"><text:span text:style-name="T5">sinc5_3</text:span></text:p>
            <text:p text:style-name="P7"><text:span text:style-name="T5">intel5_3</text:span></text:p>
            <text:p text:style-name="P7"><text:span text:style-name="T5">fun5_3</text:span></text:p>
            <text:p text:style-name="P7"><text:span text:style-name="T5">amb5_3</text:span></text:p>
          </draw:text-box>
        </draw:frame>
        <draw:frame draw:style-name="gr27" draw:text-style-name="P8" draw:layer="layout" svg:width="5.959cm" svg:height="18.375cm" svg:x="10.541cm" svg:y="2.375cm">
          <draw:text-box>
            <text:p><text:span text:style-name="T5">Variables /pid</text:span></text:p>
            <text:p><text:span text:style-name="T5">- Identity</text:span></text:p>
            <text:p text:style-name="P7"><text:span text:style-name="T5">partner </text:span></text:p>
            <text:p text:style-name="P7"><text:span text:style-name="T5">Pid</text:span></text:p>
            <text:p text:style-name="P7"><text:span text:style-name="T5">age_o </text:span></text:p>
            <text:p text:style-name="P7"><text:span text:style-name="T5">race_o </text:span></text:p>
            <text:p text:style-name="P7"><text:span text:style-name="T5">pf_o_att </text:span></text:p>
            <text:p text:style-name="P7"><text:span text:style-name="T5">pf_o_sin </text:span></text:p>
            <text:p text:style-name="P7"><text:span text:style-name="T5">pf_o_int </text:span></text:p>
            <text:p text:style-name="P7"><text:span text:style-name="T5">pf_o_fun </text:span></text:p>
            <text:p text:style-name="P7"><text:span text:style-name="T5">pf_o_amb </text:span></text:p>
            <text:p text:style-name="P7"><text:span text:style-name="T5">pf_o_sha <text:s/></text:span></text:p>
            <text:p text:style-name="P7"><text:span text:style-name="T5"/></text:p>
            <text:p text:style-name="P7"><text:span text:style-name="T5">- Speedate parameters</text:span></text:p>
            <text:p text:style-name="P7"><text:span text:style-name="T5">Position</text:span></text:p>
            <text:p text:style-name="P7"><text:span text:style-name="T5">order </text:span></text:p>
            <text:p text:style-name="P7"><text:span text:style-name="T5">int_corr </text:span></text:p>
            <text:p text:style-name="P7"><text:span text:style-name="T5">Samerace</text:span></text:p>
            <text:p text:style-name="P7"><text:span text:style-name="T5"/></text:p>
            <text:p text:style-name="P7"><text:span text:style-name="T5">- pid seen as</text:span></text:p>
            <text:p text:style-name="P7"><text:span text:style-name="T5">match </text:span></text:p>
            <text:p text:style-name="P7"><text:span text:style-name="T5">dec</text:span></text:p>
            <text:p text:style-name="P7"><text:span text:style-name="T5">attr</text:span></text:p>
            <text:p text:style-name="P7"><text:span text:style-name="T5">sinc</text:span></text:p>
            <text:p text:style-name="P7"><text:span text:style-name="T5">intel</text:span></text:p>
            <text:p text:style-name="P7"><text:span text:style-name="T5">fun</text:span></text:p>
            <text:p text:style-name="P7"><text:span text:style-name="T5">amb</text:span></text:p>
            <text:p text:style-name="P7"><text:span text:style-name="T5">shar</text:span></text:p>
            <text:p text:style-name="P7"><text:span text:style-name="T5">like</text:span></text:p>
            <text:p text:style-name="P7"><text:span text:style-name="T5">prob</text:span></text:p>
            <text:p text:style-name="P7"><text:span text:style-name="T5">met</text:span></text:p>
            <text:p text:style-name="P7"><text:span text:style-name="T5"/></text:p>
            <text:p text:style-name="P7"><text:span text:style-name="T5">Pid decision</text:span></text:p>
            <text:p text:style-name="P7"><text:span text:style-name="T5">dec_o </text:span></text:p>
            <text:p text:style-name="P7"><text:span text:style-name="T5">attr_o </text:span></text:p>
            <text:p text:style-name="P7"><text:span text:style-name="T5">sinc_o </text:span></text:p>
            <text:p text:style-name="P7"><text:span text:style-name="T5">intel_o </text:span></text:p>
            <text:p text:style-name="P7"><text:span text:style-name="T5">fun_o </text:span></text:p>
            <text:p text:style-name="P7"><text:span text:style-name="T5">amb_o </text:span></text:p>
            <text:p text:style-name="P7"><text:span text:style-name="T5">shar_o</text:span></text:p>
            <text:p text:style-name="P7"><text:span text:style-name="T5">like_o</text:span></text:p>
            <text:p text:style-name="P7"><text:span text:style-name="T5">prob_o</text:span></text:p>
            <text:p text:style-name="P7"><text:span text:style-name="T5">met_o</text:span></text:p>
            <text:p text:style-name="P7"><text:span text:style-name="T5"/></text:p>
            <text:p text:style-name="P7"><text:span text:style-name="T5"/></text:p>
            <text:p text:style-name="P7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Lohit Devanagari3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1" style:display-name="Titre 1" style:family="graphic">
      <style:paragraph-properties fo:margin-left="0cm" fo:margin-right="0cm" fo:margin-top="0.871cm" fo:margin-bottom="0.871cm" fo:line-height="150%" fo:text-align="start" fo:text-indent="0cm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 style:font-style-complex="italic"/>
    </style:style>
    <style:style style:name="Titre_20_2" style:display-name="Titre 2" style:family="graphic">
      <style:paragraph-properties fo:text-align="start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/>
    </style:style>
    <style:style style:name="Titre_20_3" style:display-name="Titre 3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3.5pt" fo:language="en" fo:country="US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language-complex="ar" style:country-complex="SA" style:font-weight-complex="bold"/>
    </style:style>
    <style:style style:name="Titre_20_4" style:display-name="Titre 4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1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style:font-weight-complex="bold"/>
    </style:style>
    <style:style style:name="Titre_20_5" style:display-name="Titre 5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6" style:display-name="Titre 6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-complex="Courier New1" style:font-family-complex="'Courier New'" style:font-family-generic-complex="modern"/>
    </style:style>
    <style:style style:name="WW8Num1z0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2" style:display-name="Body Text Indent 2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3" style:display-name="Body Text 3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2" style:display-name="Body Text 2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Arial Unicode MS" fo:font-family="'Arial Unicode MS'" style:font-family-generic="swiss" style:font-pitch="variable" fo:font-size="10pt" fo:language="en" fo:country="U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Corps_20_de_20_texte" style:display-name="Corps de tex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1T10:33:59.771658544</meta:creation-date>
    <dc:date>2023-11-02T18:08:56.823978698</dc:date>
    <meta:editing-duration>PT58M54S</meta:editing-duration>
    <meta:editing-cycles>14</meta:editing-cycles>
    <meta:generator>LibreOffice/7.3.7.2$Linux_X86_64 LibreOffice_project/30$Build-2</meta:generator>
    <meta:document-statistic meta:object-count="43"/>
  </office:meta>
</office:document-meta>
</file>